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row>
              <mi mathvariant="italic">Mean</mi>
              <mo stretchy="false">−</mo>
              <mover accent="true">
                <mi>x</mi>
                <mo stretchy="false">̄</mo>
              </mover>
            </mrow>
            <mi>,</mi>
            <mtext>x bar,</mtext>
            <mi/>
            <mi mathvariant="italic">means</mi>
            <mi mathvariant="italic">mean</mi>
          </mrow>
        </mtd>
      </mtr>
      <mtr>
        <mtd>
          <mrow>
            <mover accent="true">
              <mi>x</mi>
              <mo stretchy="false">̄</mo>
            </mover>
            <mo stretchy="false">=</mo>
            <mfrac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x</mi>
                  <mi>i</mi>
                </msub>
              </mrow>
              <mtext>#</mtext>
            </mfrac>
          </mrow>
        </mtd>
      </mtr>
      <mtr>
        <mtd>
          <mrow>
            <mi mathvariant="italic">mean</mi>
            <mi mathvariant="italic">is</mi>
            <mi mathvariant="italic">not</mi>
            <mi>a</mi>
            <mi mathvariant="italic">perfect</mi>
            <mi mathvariant="italic">measure</mi>
            <mi mathvariant="italic">of</mi>
            <mi mathvariant="italic">central</mi>
            <mi mathvariant="italic">tendency</mi>
          </mrow>
        </mtd>
      </mtr>
      <mtr>
        <mtd>
          <mrow>
            <mrow>
              <mi mathvariant="italic">Median</mi>
              <mo stretchy="false">−</mo>
              <mi mathvariant="italic">center</mi>
            </mrow>
            <mrow>
              <mrow>
                <mo stretchy="false">∈</mo>
                <mi>a</mi>
              </mrow>
              <mi mathvariant="italic">series</mi>
            </mrow>
          </mrow>
        </mtd>
      </mtr>
      <mtr>
        <mtd>
          <mrow>
            <mrow>
              <mi mathvariant="italic">Median</mi>
              <mo stretchy="false">=</mo>
              <mi>?</mi>
            </mrow>
            <mi>?</mi>
            <msub>
              <mi>x</mi>
              <mfrac>
                <mrow>
                  <mi>n</mi>
                  <mo stretchy="false">+</mo>
                  <mn>1</mn>
                </mrow>
                <mn>2</mn>
              </mfrac>
            </msub>
            <mi/>
            <mi mathvariant="italic">if</mi>
            <msub>
              <mi>x</mi>
              <mi>y</mi>
            </msub>
            <mi>≤</mi>
            <msub>
              <mi>x</mi>
              <mrow>
                <mi>y</mi>
                <mo stretchy="false">+</mo>
                <mn>1</mn>
              </mrow>
            </msub>
            <mtext>or</mtext>
            <msub>
              <mi>x</mi>
              <mi>y</mi>
            </msub>
            <mi>≤</mi>
            <msub>
              <mi>x</mi>
              <mrow>
                <mi>y</mi>
                <mo stretchy="false">−</mo>
                <mn>1</mn>
              </mrow>
            </msub>
          </mrow>
        </mtd>
      </mtr>
      <mtr>
        <mtd>
          <mrow>
            <mrow>
              <mi>n</mi>
              <mo stretchy="false">−</mo>
              <mi mathvariant="italic">tile</mi>
            </mrow>
            <mo stretchy="false">=</mo>
            <mn>...</mn>
          </mrow>
        </mtd>
      </mtr>
      <mtr>
        <mtd>
          <mrow>
            <mi mathvariant="italic">Standard</mi>
            <mrow>
              <mi mathvariant="italic">Deviation</mi>
              <mo stretchy="false">−</mo>
              <mtext>a measure of the spread of the observations from the mean</mtext>
            </mrow>
          </mrow>
        </mtd>
      </mtr>
      <mtr>
        <mtd>
          <mrow>
            <mo stretchy="false">σ</mo>
            <mi mathvariant="italic">is</mi>
            <mi mathvariant="italic">std.</mi>
            <mi mathvariant="italic">dev.</mi>
            <mi mathvariant="italic">of</mi>
            <mi>a</mi>
            <mi mathvariant="italic">population</mi>
          </mrow>
        </mtd>
      </mtr>
      <mtr>
        <mtd>
          <mrow>
            <mi>µ</mi>
            <mi mathvariant="italic">is</mi>
            <mi mathvariant="italic">the</mi>
            <mi mathvariant="italic">mean</mi>
            <mi mathvariant="italic">of</mi>
            <mi>a</mi>
            <mi mathvariant="italic">population</mi>
          </mrow>
        </mtd>
      </mtr>
      <mtr>
        <mtd>
          <mrow>
            <mrow>
              <mrow>
                <msup>
                  <mo stretchy="false">σ</mo>
                  <mn>2</mn>
                </msup>
                <mo stretchy="false">=</mo>
                <mi mathvariant="italic">varience</mi>
              </mrow>
              <mo stretchy="false">=</mo>
              <mtext>average of the squared difference from the mean</mtext>
            </mrow>
            <mo stretchy="false">=</mo>
            <mfrac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−</mo>
                <mi>µ</mi>
              </mrow>
              <mi>n</mi>
            </mfrac>
          </mrow>
        </mtd>
      </mtr>
      <mtr>
        <mtd>
          <mrow>
            <mover accent="true">
              <mi>x</mi>
              <mo stretchy="false">̄</mo>
            </mover>
            <mi mathvariant="italic">is</mi>
            <mi mathvariant="italic">the</mi>
            <mi mathvariant="italic">mean</mi>
            <mi mathvariant="italic">of</mi>
            <mi>a</mi>
            <mi mathvariant="italic">sample</mi>
          </mrow>
        </mtd>
      </mtr>
      <mtr>
        <mtd>
          <mrow>
            <msup>
              <mi>s</mi>
              <mn>2</mn>
            </msup>
            <mo stretchy="false">=</mo>
            <mfrac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p>
                  <mrow>
                    <mo stretchy="false">(</mo>
                    <mrow>
                      <msub>
                        <mi>x</mi>
                        <mi>i</mi>
                      </msub>
                      <mo stretchy="false">−</mo>
                      <mover accent="true">
                        <mi>x</mi>
                        <mo stretchy="false">̄</mo>
                      </mover>
                    </mrow>
                    <mo stretchy="false">)</mo>
                  </mrow>
                  <mn>2</mn>
                </msup>
              </mrow>
              <mrow>
                <mi>n</mi>
                <mo stretchy="false">−</mo>
                <mn>1</mn>
              </mrow>
            </mfrac>
          </mrow>
        </mtd>
      </mtr>
    </mtable>
    <annotation encoding="StarMath 5.0">Mean - bar x, "x bar,"~means mean newline
bar x={sum from i=1 to n x sub i} over {alignc "#"} newline
mean is not a perfect measure of central tendency newline
Median - center # in a series newline
Median=??x sub {{n+1} over 2}`if x sub y≤x sub{y+1} "or" x sub y≤x sub{y-1} newline
n-tile=... newline
Standard Deviation - "a measure of the spread of the observations from the mean" newline
%sigma is std. dev. of a population newline
µ is the mean of a population newline
%sigma^2=varience="average of the squared difference from the mean"={sum from i=1 to n x sub i -µ} over n newline
bar x is the mean of a sample newline
s^2={sum from i=1 to n (x sub i - bar x)^2} over {n-1} newline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emiah Gaertner</meta:initial-creator>
    <meta:creation-date>2012-10-25T13:36:01</meta:creation-date>
    <meta:generator>OpenOffice.org/3.3$Unix OpenOffice.org_project/330m20$Build-9567</meta:generator>
  </office:meta>
</office:document-meta>
</file>